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fo:font-style="normal" officeooo:rsid="03497f67" style:font-style-asian="normal" style:font-style-complex="normal"/>
    </style:style>
    <style:style style:name="T50" style:family="text">
      <style:text-properties officeooo:rsid="03478123"/>
    </style:style>
    <style:style style:name="T51" style:family="text">
      <style:text-properties officeooo:rsid="0348f4de"/>
    </style:style>
    <style:style style:name="T52" style:family="text">
      <style:text-properties officeooo:rsid="03497f67"/>
    </style:style>
    <style:style style:name="T53" style:family="text">
      <style:text-properties officeooo:rsid="034b56e8"/>
    </style:style>
    <style:style style:name="T54" style:family="text">
      <style:text-properties officeooo:rsid="034cd685"/>
    </style:style>
    <style:style style:name="T55" style:family="text">
      <style:text-properties officeooo:rsid="034d4bb0"/>
    </style:style>
    <style:style style:name="T56" style:family="text">
      <style:text-properties officeooo:rsid="034f6b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1">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1">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1">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1">Feescake Chacktory</text:span> was way too busy, so we went to the food court, ate some salty Asian <text:span text:style-name="T51">cuisine</text:span>, got chair massages, drove to Walgreens looking for epso<text:span text:style-name="T51">m</text:span> salts and a tub stopper. We got vitamins, drove to Publix, bought a bath mat, chocolate, Nerds gummy clusters, went to the hotel.</text:p>
      <text:p text:style-name="P44"><text:s text:c="3"/>They had tub stoppers in the lobby. <text:span text:style-name="T51">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2">d</text:span>9:46<text:note text:id="ftn0" text:note-class="footnote"><text:note-citation>2</text:note-citation><text:note-body><text:p text:style-name="P49">Ross is <text:span text:style-name="T50">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9">d</text:span><text:span text:style-name="T48"> for the </text:span><text:span text:style-name="T49">desktop</text:span><text:span text:style-name="T48">,</text:span><text:span text:style-name="T46"> p for phone, </text:span><text:span text:style-name="T49">l</text:span><text:span text:style-name="T46"> for </text:span><text:span text:style-name="T49">laptop</text:span><text:span text:style-name="T46">, j for journal, </text:span><text:span text:style-name="T49">p for scrap paper</text:span><text:span text:style-name="T46">.</text:span></text:p></text:note-body></text:note>.</text:p>
      <text:p text:style-name="P53"/>
      <text:p text:style-name="P54">. . .</text:p>
      <text:p text:style-name="P53"/>
      <text:p text:style-name="P55">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5"><text:s text:c="3"/>I complained about how I was starting to suspect Tony of smoking cigarettes in the basement and she got a little frustrated with my lack of being solution oriented. We cuddled while she looked at her phone. Then, she went on a walk w/ Kathryn while I took a short nap. We drove up to The WALK when she got back, sat at a booth. She ordered some salad w/ tots. We both ordered a Coke. She had to go to work and so venmoed me while I finished eating.</text:p>
      <text:p text:style-name="P55"><text:s text:c="3"/>I paid, walked slowly to the dispensary, then Aldi for grapes, bananas, plums. I went to Odd’s, ordered an Americano and sat on the back porch, j3:16. . .I walked to the Brew Pump, bought some hop waters, saw Ruth, put the cans in my bag/hoodie, walked home, put away my groceries, took off my shoes, d3:50. . .<text:span text:style-name="T53">I finished my coffee, took multiple naps, opened a hop water, logged into WoW for a while, joined a group for DM West that never got off the ground, logged off, d8:00.</text:span></text:p>
      <text:p text:style-name="P55"><text:s text:c="3"/><text:span text:style-name="T54">I wrote in LHS detailing from the first time Hannah rejected me up until today, briefly mentioning joining the Ever-Expanding, then typed all that up, </text:span><text:span text:style-name="T55">printed and pasted it, d8:51.</text:span></text:p>
      <text:p text:style-name="P56"><text:soft-page-break/>XI.XII</text:p>
      <text:p text:style-name="P56"/>
      <text:p text:style-name="P56">I woke after sleeping very heavily when my alarm went off at 10AM—before that, actually, around 9:30. I got some texts and then a call from Hannah, said I woujld come make a coffee at her house. I packed sme plums, two hop waters, a banana, drove down to Hannah’s. She had told Melissa she was no longer on the Eulogy gig and Meliss was very upset. They would be talking later.</text:p>
      <text:p text:style-name="P56"><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6"><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6"><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6"/>
      <text:p text:style-name="P56">XI.XIII</text:p>
      <text:p text:style-name="P56"/>
      <text:p text:style-name="P56">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56">I hopped in the car and was surprised that the low tire light had not gone off, drove straight to the shed. I was four minutes </text:span><text:soft-page-break/><text:span text:style-name="T56">early, but Scott and Kev were already there. We played through a bunch of tunes, ate Farm burger, jammed on Haunted and then O Constellation. We played another fun one after that, but I can’t remember which. I drove home, called my mom, made tentative plans for an early-mid December visit, sat a the computer, d8: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3T20:26:49.970261151</dc:date>
    <meta:editing-duration>P69DT20H39M27S</meta:editing-duration>
    <meta:editing-cycles>716</meta:editing-cycles>
    <meta:generator>LibreOffice/24.2.5.2$MacOSX_X86_64 LibreOffice_project/bffef4ea93e59bebbeaf7f431bb02b1a39ee8a59</meta:generator>
    <meta:print-date>2024-11-11T09:56:58.376764788</meta:print-date>
    <meta:document-statistic meta:table-count="0" meta:image-count="0" meta:object-count="0" meta:page-count="51" meta:paragraph-count="174" meta:word-count="8222" meta:character-count="43524" meta:non-whitespace-character-count="35312"/>
  </office:meta>
</office:document-meta>
</file>